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8ec0"/>
    </style:style>
    <style:style style:name="T1" style:family="text">
      <style:text-properties officeooo:rsid="000f6517"/>
    </style:style>
    <style:style style:name="T2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xplora o conceito de feedback em sistemas complexos, como rádios. Por exemplo, nas emissoras de rádio, o receptor muda constantemente para compensar falhas de potência das emissoras e preencher os espaços deixados pelo "fading", ou atenuação do sinal. Paradoxalmente, um sinal fraco pode ajudá-lo a ouvir melhor, enquanto um sinal forte pode enfraquecê-lo. Para garantir que a qualidade do sinal permaneça dentro dos limites aceitáveis, esse ajuste contínuo é feito.<text:line-break/>A noção de "finalidade" aqui parece ser uma metáfora, atribuindo às máquinas uma espécie de inteligência intrínseca que as ajuda a funcionar com eficiência. A máquina parece ajustar-se conforme necessário para manter o sistema em funcionamento, assim como os seres vivos, que têm inteligência difusa ou inerente à espécie. Essa correção é descrita como uma correção de defeitos pela própria máquina, onde o erro é visto como algo benéfico que leva ao caminho certo.<text:line-break/>Neste ponto de vista, as máquinas são consideradas dinâmicas e adaptáveis, e o feedback e a autorregulação são essenciais para manter o funcionamento adequado, mesmo em caso de distorções ou falhas repentinas.<text:line-break/>A ideia de feedback é discutida neste ponto não apenas como um mecanismo de estabilização em sistemas mecânicos ou eletrônicos, mas também como um processo essencial nos organismos vivos. O autor diz que os seres vivos respondem de forma construtiva ao erro, ou perturbação do equilíbrio. Isso é semelhante ao feedback.<text:line-break/>Na biologia, mecanismos como a regulação da temperatura corporal, do pH sanguíneo ou da concentração de substâncias no sangue são exemplos de feedback. O organismo responde ativando mecanismos de autorregulação quando esses sistemas são perturbados para restaurar o equilíbrio. Por exemplo, quando um corpo estranho entra no organismo, o sistema imunológico inicia uma resposta para combatê-lo.<text:line-break/>Para sobreviver, os organismos precisam de capacidade de autorregulação para se adaptar a diferentes ambientes e manter o equilíbrio interno necessário para a vida. Claude Bernard afirmou que a vida saudável depende da estabilidade do meio interno, o que contribuiu para a compreensão desse conceito.<text:line-break/>A evolução dos seres vivos em relação à sua autonomia em relação ao meio ambiente externo é abordada aqui. À medida que evoluem, os seres vivos aprendem a controlar melhor seu ambiente interno e se tornam menos dependentes das circunstâncias externas.<text:line-break/>Inicialmente, são apresentados exemplos como medusas, que são sensíveis às mudanças de temperatura na água ao seu redor, e ctenóforos e espongiários, que não têm um verdadeiro meio interno. Por outro lado, o plasma sanguíneo, como nos humanos, desempenha um papel importante na regulação interna do organismo.<text:line-break/>Pierre Vendryés contribuiu para as ideias de Claude Bernard, enfatizando o valor da autonomia dos seres vivos em relação aos eventos aleatórios que podem ocorrer no ambiente. Essa autonomia é considerada um equilíbrio "contra-aleatório" necessário para a sobrevivência dos seres vivos.<text:line-break/>O texto diz que a lógica dos efeitos pode ser usada para analisar esses mecanismos. Um exemplo é a função do centro respiratório bulbar na regulação da respiração em resposta ao aumento do dióxido de carbono no sangue arterial, que reflete o trabalho muscular anterior.<text:line-break/>O texto indica que essas questões não são abordadas no contexto humano, sugerindo que essas ideias podem ser abordadas mais profundamente em uma obra diferente chamada "O Homem em Equações".<text:line-break/>a ideia de retroalimentação, também conhecida como "feed-back", e como ela é vital para o funcionamento de sistemas e máquinas artificiais. Antes da introdução da retroalimentação, as máquinas precisavam ser constantemente monitoradas pelo homem. Sem esse mecanismo de retroalimentação, qualquer situação inesperada poderia impedir a máquina de se adaptar, o que a forçaria a seguir um plano estabelecido pelo homem.<text:line-break/></text:span><text:soft-page-break/><text:span text:style-name="T2">Por sua vez, a retroalimentação permite que a máquina ajuste seu comportamento com base nos resultados de suas ações, comparando-os com a finalidade pretendida. Isso permite que a máquina se autorregule e se adapte ao seu ambiente sem a intervenção humana. O texto enfatiza a importância da retroalimentação para o funcionamento de sistemas homem-máquina, pois funciona como um "reator" que controla o sistema com base nas informações retroativas.<text:line-break/>Watt criou o "governador", que foi uma das primeiras implementações práticas de retroalimentação em máquinas. Esse dispositivo foi inventado pelo inventor por instinto técnico, não por teorias ou lógica.<text:line-break/>Portanto, o texto enfatiza o papel da retroalimentação no desenvolvimento e funcionamento das máquinas, pois permite que elas ajam de forma independente e adaptem-se às condições variáveis do ambiente.<text:line-break/>relembra a origem ancestral das retroalimentações nos mecanismos de moinhos de vento, enfatizando o "dança-trigo" como precursor dos dispositivos de controle contemporâneos. O dispositivo conhecido como "dança-trigo" foi descrito pela primeira vez em 1588 por Ramell, engenheiro militar de Henrique III, em sua obra "Máquina de Arte Diversa".<text:line-break/>O "dança-trigo" era uma canaleta de madeira inclinada que transportava o grão para as mós do moinho. A rotação mais rápida da mó aumentava o volume de grão alimentado para moer, e vice-versa. Esse mecanismo permitiu que a velocidade do vento afetasse a quantidade de grão moído, garantindo uma operação eficiente do moinho.<text:line-break/>Embora pareça semelhante ao regulador de Watt, que regula a velocidade das máquinas a vapor, o "dança-trigo" não tinha controle sobre a velocidade das mós. Em vez disso, ele modificava a quantidade de grão moído. Isso o torna um antecessor das retroalimentações, que regulam a produção ou o funcionamento de máquinas com base em fatores externos, como a velocidade do vento.<text:line-break/>O autor enfatiza a importância de não se perder em todos os casos que surgem no campo da cibernética, apesar de serem numerosos e verdadeiros, devido à amplitude e complexidade do assunto. Ele enfatiza que um ponto de equilíbrio químico não depende apenas da relação dos elementos presentes; condições como pressão e temperatura também são importantes. Em tal situação, ele faz referência à Lei de Moderação, também conhecida como Lei de Van't Hoff e Le Chatelier, que diz que quando um sistema está em equilíbrio, alterar um dos fatores desse equilíbrio leva a um deslocamento do sistema no sentido de atenuar o efeito da perturbação causada pela alteração.<text:line-break/>O autor enfatiza o fato de que muitas pessoas seriam surpresas ao ler uma definição de comentário negativo nesse contexto. Ele explica que o feedback negativo do sistema de Van't Hoff e Le Châtelier equilibra naturalmente, mas de uma forma muito particular, o que torna sua análise delicada.<text:line-break/>Um sal em uma solução saturada desse sal é usado para ilustrar esse conceito. A temperatura aumenta e mais sal se dissolve. Isso ocorre porque a absorção de calor acompanha a dissolução, tornando-a endotérmica. A Lei de Moderação diz que o único deslocamento de equilíbrio possível é aquele que compensa o aumento da temperatura absorvendo o calor ao aumentar a quantidade de solução.<text:line-break/>Portanto, a absorção de calor depende do efeito da dissolução e funciona como um "detector", retroagindo para reduzir a temperatura. Como resultado, a lei enfatiza que a mensagem retroativa deve ser oposta à variação do fator para manter o equilíbrio, algo que a lógica dos efeitos já sabe.<text:line-break/>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2:58:02.401420960</meta:creation-date>
    <dc:date>2024-05-05T14:07:37.265499621</dc:date>
    <meta:editing-duration>PT8M44S</meta:editing-duration>
    <meta:editing-cycles>1</meta:editing-cycles>
    <meta:document-statistic meta:table-count="0" meta:image-count="0" meta:object-count="0" meta:page-count="2" meta:paragraph-count="1" meta:word-count="1147" meta:character-count="7410" meta:non-whitespace-character-count="6262"/>
    <meta:generator>LibreOffice/7.3.7.2$Linux_X86_64 LibreOffice_project/30$Build-2</meta:generator>
  </office:meta>
</office:document-meta>
</file>